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Tag.processOptionValue( String resolv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Tag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Tag.setMultiple( Object multi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Tag.isMultip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lectTag.writeHiddenTagIfNecessary( TagWriter tag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lectTag.writeTagContent( TagWriter tagWrit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electTag.getItem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Tag.forceMultipl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lectTag.doFin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Tag.setItemLabel( String item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Tag.setItems( @ Nullable Object ite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Tag.typeRequiresMultiple( Class &lt; ? &gt;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Tag.getIte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Tag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Tag.doEnd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Tag.setItemValue( String item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Tag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Tag.get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